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middle" draw:auto-grow-height="false" fo:min-height="2.638cm" fo:min-width="22.388cm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 fo:min-height="1.556cm" fo:min-width="4.306cm"/>
    </style:style>
    <style:style style:name="gr3" style:family="graphic" style:parent-style-name="standard">
      <style:graphic-properties draw:fill-color="#dd4814" draw:textarea-horizontal-align="justify" draw:textarea-vertical-align="middle" draw:auto-grow-height="false" fo:min-height="1.736cm" fo:min-width="7.686cm"/>
    </style:style>
    <style:style style:name="gr4" style:family="graphic" style:parent-style-name="standard">
      <style:graphic-properties draw:fill-color="#ffd320" draw:textarea-horizontal-align="justify" draw:textarea-vertical-align="middle" draw:auto-grow-height="false" fo:min-height="1.466cm" fo:min-width="9.81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5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1.939cm" fo:min-width="0.15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3.601cm" fo:min-width="0.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P1" style:family="paragraph"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dd481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950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3.2cm" svg:height="3.2cm" svg:x="3.2cm" svg:y="11.5cm">
          <text:p text:style-name="P1">AskOmics – Server </text:p>
          <text:p text:style-name="P1">Python – Pyramid Web Framework</text:p>
          <text:p text:style-name="P1">SPARQLWrapper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3.2cm" svg:height="3.2cm" svg:x="3.3cm" svg:y="15.4cm">
          <text:p text:style-name="P1">AskOmics – Front end</text:p>
          <text:p text:style-name="P1">Javascript – JQuery – D3.js – handlebarjs </text:p>
          <text:p text:style-name="P1">SPARQLWrapper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2cm" svg:x="3.4cm" svg:y="6.4cm">
          <text:p text:style-name="P1">User RDF 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4cm" svg:height="2.2cm" svg:x="1.3cm" svg:y="1.6cm">
          <text:p text:style-name="P1">External RDF Store</text:p>
          <text:p text:style-name="P1">- other askomics rdf store</text:p>
          <text:p text:style-name="P1">- endpoints : EBI, uniprot,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0.5cm" svg:height="1.9cm" svg:x="15.1cm" svg:y="3.9cm">
          <text:p text:style-name="P1">Federation Engine</text:p>
          <text:p text:style-name="P1"><text:span text:style-name="T1"><text:a xlink:href="https://github.com/askomics/fedx4askomics" xlink:type="simple">https://github.com/askomics/fedx4askomic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4.8cm" svg:y1="4.8cm" svg:x2="10.2cm" svg:y2="3.1cm">
          <text:p/>
        </draw:line>
        <draw:line draw:style-name="gr5" draw:text-style-name="P4" draw:layer="layout" svg:x1="14.9cm" svg:y1="5cm" svg:x2="10.2cm" svg:y2="7.1cm">
          <text:p/>
        </draw:line>
        <draw:frame draw:style-name="gr6" draw:text-style-name="P5" draw:layer="layout" svg:width="3.025cm" svg:height="0.962cm" svg:x="8.175cm" svg:y="9.5cm">
          <draw:text-box>
            <text:p>SPARQL</text:p>
          </draw:text-box>
        </draw:frame>
        <draw:custom-shape draw:style-name="gr7" draw:text-style-name="P6" draw:layer="layout" svg:width="1.3cm" svg:height="2.5cm" svg:x="7.2cm" svg:y="8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5" draw:layer="layout" svg:width="3.025cm" svg:height="0.962cm" svg:x="20.875cm" svg:y="7.3cm">
          <draw:text-box>
            <text:p>SPARQL</text:p>
          </draw:text-box>
        </draw:frame>
        <draw:custom-shape draw:style-name="gr8" draw:text-style-name="P6" draw:layer="layout" svg:width="1.3cm" svg:height="4.4cm" svg:x="19.5cm" svg:y="6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5" draw:layer="layout" svg:width="1.806cm" svg:height="0.962cm" svg:x="4.675cm" svg:y="9.6cm">
          <draw:text-box>
            <text:p>RDF</text:p>
          </draw:text-box>
        </draw:frame>
        <draw:custom-shape draw:style-name="gr7" draw:text-style-name="P6" draw:layer="layout" svg:width="1.3cm" svg:height="2.5cm" svg:x="3.475cm" svg:y="8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filangi </meta:initial-creator>
    <meta:creation-date>2018-02-23T11:48:49.410594447</meta:creation-date>
    <dc:date>2018-02-23T16:52:25.090120258</dc:date>
    <dc:creator>ofilangi </dc:creator>
    <meta:editing-duration>PT3H3M24S</meta:editing-duration>
    <meta:editing-cycles>2</meta:editing-cycles>
    <meta:generator>LibreOffice/4.4.3.2$Linux_X86_64 LibreOffice_project/40m0$Build-2</meta:generator>
    <meta:document-statistic meta:object-count="13"/>
  </office:meta>
</office:document-meta>
</file>